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07822C9F368123E9.jpg" manifest:media-type="image/jpeg"/>
  <manifest:file-entry manifest:full-path="Pictures/10000000000000690000002DA79492FE06E5870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in" fo:margin-left="0.0063in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6" style:family="paragraph" style:parent-style-name="Footer">
      <style:text-properties style:font-size-complex="10pt"/>
    </style:style>
    <style:style style:name="P17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4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style:font-name-complex="Arial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2pt" officeooo:rsid="00115672" officeooo:paragraph-rsid="00115672" style:font-size-asian="12pt" style:font-name-complex="Arial" style:font-size-complex="12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4bca7" style:font-size-asian="12pt" style:font-name-complex="Arial" style:font-size-complex="12pt"/>
    </style:style>
    <style:style style:name="P31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2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1">
      <style:paragraph-properties fo:margin-left="0.3in" fo:margin-right="-0.0161in" fo:margin-top="0.0835in" fo:margin-bottom="0.0417in" loext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6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7" style:family="paragraph" style:parent-style-name="Standard">
      <style:text-properties fo:color="#0000ff" style:font-name="Arial" fo:font-size="10pt" fo:font-style="italic" officeooo:rsid="0015407f" officeooo:paragraph-rsid="0015407f" style:font-size-asian="10pt" style:font-style-asian="italic" style:font-name-complex="Arial" style:font-size-complex="10pt"/>
    </style:style>
    <style:style style:name="P38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39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4161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37">Sistema Memorial Web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2"/>
      <text:h text:style-name="P31" text:outline-level="1">Justificativa</text:h>
      <text:p text:style-name="P12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p>
      <text:p text:style-name="P12">A justificativa do projeto deve responder às seguintes questões:</text:p>
      <text:list xml:id="list2393063520789865860" text:style-name="WW8Num12">
        <text:list-item>
          <text:p text:style-name="P35">Por que o projeto é necessário? </text:p>
        </text:list-item>
        <text:list-item>
          <text:p text:style-name="P35">Quais os motivos que geraram a sua necessidade?</text:p>
        </text:list-item>
        <text:list-item>
          <text:p text:style-name="P35">Quais os benefícios?}</text:p>
        </text:list-item>
      </text:list>
      <text:h text:style-name="P32" text:outline-level="1">Objetivo do Projeto</text:h>
      <text:p text:style-name="P12">{Descrever o que se pretende realizar para resolver o problema central ou explorar a oportunidade identificada.</text:p>
      <text:p text:style-name="P12">Para a correta definição do objetivo específico siga a regra “SMART”:</text:p>
      <text:list xml:id="list5087457150460876200" text:style-name="WW8Num7">
        <text:list-item>
          <text:p text:style-name="P36">Specífic (específico): Deve ser redigido de forma clara, concisa e compreensiva;</text:p>
        </text:list-item>
        <text:list-item>
          <text:p text:style-name="P36">Measurable (mensurável): O objetivo específico deve ser mensurável, ou seja, possível de ser medido por meio de um ou mais indicadores;</text:p>
        </text:list-item>
        <text:list-item>
          <text:p text:style-name="P36">Agreed (acordado): Deve ser acordado com as partes interessadas (Stakeholders);</text:p>
        </text:list-item>
        <text:list-item>
          <text:p text:style-name="P36">Realistic (realista): Deve estar centrado na realidade, no que é possível de ser feito considerando as premissas e restrições existentes;</text:p>
        </text:list-item>
        <text:list-item>
          <text:p text:style-name="P36">Time Bound (Limitado no tempo): Deve ter um prazo determinado para sua finalização}</text:p>
        </text:list-item>
      </text:list>
      <text:p text:style-name="P27"/>
      <text:h text:style-name="P33" text:outline-level="1">Alinhamento Estratégico</text:h>
      <text:p text:style-name="P29">{Relacionar com quais objetivos do Planejamento Estratégico vigente o projeto está contribuindo. Podem ser citados objetivos estratégicos corporativos ou setoriais desde que identificados.}</text:p>
      <text:p text:style-name="P27"/>
      <text:h text:style-name="P31" text:outline-level="1">Responsabilidades e Partes Interessadas</text:h>
      <text:p text:style-name="P29">{Descrever quais as unidades administrativas estão envolvidas na execução do projeto com um breve relato das responsabilidades de cada uma. Todas as áreas informadas receberão cópia deste documento.}</text:p>
      <text:p text:style-name="P28"/>
      <text:h text:style-name="P31" text:outline-level="1"><text:soft-page-break/>Escopo</text:h>
      <text:p text:style-name="P29">{Descrever os resultados esperados e produzidos no projeto como, por exemplo, os produtos e serviços a serem entregues, a documentação elaborada.}</text:p>
      <text:p text:style-name="P28"/>
      <text:h text:style-name="P31" text:outline-level="1">Restrições</text:h>
      <text:p text:style-name="P29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8"/>
      <text:h text:style-name="P31" text:outline-level="1">Riscos Iniciais</text:h>
      <text:p text:style-name="P29">{Relacionar em tópicos os riscos iniciais identificados no projeto.}</text:p>
      <text:p text:style-name="P27"/>
      <text:h text:style-name="P31" text:outline-level="1">Tempo Estimado</text:h>
      <text:p text:style-name="P29">{Estimar o tempo necessário para a conclusão do projeto.}</text:p>
      <text:p text:style-name="P27"/>
      <text:h text:style-name="P31" text:outline-level="1">Custo Estimado</text:h>
      <text:p text:style-name="P29">{Estimar o custo necessário para a execução do projeto.}</text:p>
      <text:p text:style-name="P29"/>
      <text:p text:style-name="P26">10. Ferramentas utilizadas</text:p>
      <text:list xml:id="list6296365872909780151" text:style-name="L1">
        <text:list-item>
          <text:p text:style-name="P30">Github</text:p>
        </text:list-item>
      </text:list>
      <text:p text:style-name="P25"/>
      <text:h text:style-name="P34" text:outline-level="1" text:is-list-header="true"><text:span text:style-name="T5">11. </text:span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9" text:outline-level="2">Nome</text:h>
          </table:table-cell>
          <table:table-cell table:style-name="Table3.B1" office:value-type="string">
            <text:h text:style-name="P40" text:outline-level="2">Email</text:h>
          </table:table-cell>
        </table:table-row>
      </table:table>
      <text:p text:style-name="P23"/>
      <text:h text:style-name="P34" text:outline-level="1" text:is-list-header="true"><text:span text:style-name="T5">12. </text:span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1">Assinatura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0563in" fo:margin-left="-0.075in" table:align="left" style:writing-mode="lr-tb"/>
    </style:style>
    <style:style style:name="Table7.A" style:family="table-column">
      <style:table-column-properties style:column-width="1.1361in"/>
    </style:style>
    <style:style style:name="Table7.B" style:family="table-column">
      <style:table-column-properties style:column-width="4.9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Table6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1.4992in" svg:height="0.6429in" draw:z-index="1"><draw:image xlink:href="Pictures/10000000000000690000002DA79492FE06E5870E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1.3957in" svg:height="1.1665in" draw:z-index="3"><draw:image xlink:href="Pictures/10000000000002F70000027907822C9F368123E9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5:09:31.821724426</dc:date>
    <meta:print-date>2010-10-06T12:21:00</meta:print-date>
    <meta:editing-cycles>84</meta:editing-cycles>
    <meta:editing-duration>PT3H46M10S</meta:editing-duration>
    <meta:generator>LibreOffice/5.1.4.2$Linux_X86_64 LibreOffice_project/10m0$Build-2</meta:generator>
    <meta:document-statistic meta:table-count="6" meta:image-count="2" meta:object-count="0" meta:page-count="2" meta:paragraph-count="59" meta:word-count="440" meta:character-count="2952" meta:non-whitespace-character-count="2585"/>
  </office:meta>
</office:document-meta>
</file>